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BC0000115B0000161DE513D36E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fo:color="#000000" style:font-name="Times New Roman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5.161in" svg:y="0.0311in" svg:width="1.7492in" svg:height="2.2283in" draw:z-index="0"><draw:image xlink:href="Pictures/200000BC0000115B0000161DE513D36E.svm" xlink:type="simple" xlink:show="embed" xlink:actuate="onLoad"/></draw:frame>NLCD2001 - download grids from 'seamless.usgs.gov' and reproject</text:p>
      <text:p text:style-name="Standard"/>
      <text:p text:style-name="Standard">Usage:</text:p>
      <text:p text:style-name="Standard"><text:tab/>SDMProjectBuilder - only 'LandCover 2001' data type</text:p>
      <text:p text:style-name="Standard"><text:tab/>BASINS - full functionality</text:p>
      <text:p text:style-name="Standard">Inherits:</text:p>
      <text:p text:style-name="Standard"><text:tab/>D4EManager.clsBaseDataExtension</text:p>
      <text:p text:style-name="Standard">Input:</text:p>
      <text:p text:style-name="Standard"><text:tab/>Parameters:</text:p>
      <text:p text:style-name="Standard"><text:tab/><text:tab/>Region as D4EMDataManager.Region</text:p>
      <text:p text:style-name="Standard"><text:tab/><text:tab/>DataTypes as List of String</text:p>
      <text:p text:style-name="P2"><text:tab/><text:tab/><text:tab/>LandCover - 2001, 1992</text:p>
      <text:p text:style-name="P2"><text:tab/><text:tab/><text:tab/>Canopy - 2001</text:p>
      <text:p text:style-name="P2"><text:tab/><text:tab/><text:tab/>ImperviousSurface - 2001</text:p>
      <text:p text:style-name="Standard"><text:tab/><text:tab/>Cache Folder as String</text:p>
      <text:p text:style-name="Standard"><text:tab/><text:tab/>Save Folder as String</text:p>
      <text:p text:style-name="Standard"><text:tab/><text:tab/>Projection as String (PROJ4 format)</text:p>
      <text:p text:style-name="Standard">Output:</text:p>
      <text:p text:style-name="Standard"><text:tab/>Files:</text:p>
      <text:p text:style-name="Standard"><text:tab/><text:tab/>NLCD_&lt;DataType&gt;_&lt;Year&gt;.tif</text:p>
      <text:p text:style-name="Standard"><text:tab/><text:tab/>NLCD_&lt;DataType&gt;_&lt;Year&gt;.tif.xml (metadata)</text:p>
      <text:p text:style-name="Standard"><text:tab/><text:tab/>NLCD_&lt;DataType&gt;_&lt;Year&gt;.prj</text:p>
      <text:p text:style-name="Standard">Libraries:</text:p>
      <text:p text:style-name="Standard"><text:tab/>D4EMDataManager</text:p>
      <text:p text:style-name="Standard"><text:tab/><text:tab/>Region(3)</text:p>
      <text:p text:style-name="Standard"><text:tab/><text:tab/>SpatialOperations</text:p>
      <text:p text:style-name="P1"><text:tab/><text:tab/><text:tab/>AddProcessStepToLayer(1)</text:p>
      <text:p text:style-name="Standard"><text:tab/><text:tab/><text:tab/>AlbersProjections(1)</text:p>
      <text:p text:style-name="Standard"><text:tab/><text:tab/><text:tab/>CopyProcStepsFromCachedFile(1)</text:p>
      <text:p text:style-name="P1"><text:tab/><text:tab/><text:tab/>GeographicProjection(1)</text:p>
      <text:p text:style-name="P1"><text:tab/><text:tab/><text:tab/>MergeLayers(1)</text:p>
      <text:p text:style-name="P1"><text:tab/><text:tab/><text:tab/>ProjectAndClipGridLayers(1)</text:p>
      <text:p text:style-name="P1"><text:tab/><text:tab/><text:tab/>SameProjection(1)</text:p>
      <text:p text:style-name="P1"><text:tab/><text:tab/>Zipper</text:p>
      <text:p text:style-name="P1"><text:tab/><text:tab/><text:tab/>UnzipFile(1)</text:p>
      <text:p text:style-name="Standard"><text:tab/>MapWinUtility</text:p>
      <text:p text:style-name="Standard"><text:tab/><text:tab/>Logger(25)</text:p>
      <text:p text:style-name="Standard"><text:tab/><text:tab/>TryDelete(1)</text:p>
      <text:p text:style-name="Standard"><text:tab/>atcUtility</text:p>
      <text:p text:style-name="Standard"><text:tab/><text:tab/>AddFilesInDir(2)</text:p>
      <text:p text:style-name="Standard"><text:tab/><text:tab/>atcTableDBF(3)</text:p>
      <text:p text:style-name="Standard"><text:tab/><text:tab/>GetEmbeddedFileAsString(1)</text:p>
      <text:p text:style-name="Standard"><text:tab/><text:tab/>GetTemporaryFileName(1)</text:p>
      <text:p text:style-name="Standard"><text:tab/><text:tab/>NewTempDir(3)</text:p>
      <text:p text:style-name="Standard"><text:tab/><text:tab/>TifExtensions(2)</text:p>
      <text:p text:style-name="Standard"><text:tab/><text:tab/>TryCopyGroup(1)</text:p>
      <text:p text:style-name="Standard"><text:tab/><text:tab/>TryDeleteGroup(1)</text:p>
      <text:p text:style-name="Standard">Geoprocessing:</text:p>
      <text:p text:style-name="Standard"><text:tab/>MW4: none, see use of D4EManager.SpatialOperations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7T11:32:55.58</meta:creation-date>
    <dc:date>2010-08-18T13:48:43.05</dc:date>
    <meta:editing-duration>PT05H34M06S</meta:editing-duration>
    <meta:editing-cycles>14</meta:editing-cycles>
    <meta:generator>OpenOffice.org/3.2$Win32 OpenOffice.org_project/320m18$Build-9502</meta:generator>
    <meta:print-date>2010-08-17T13:36:27.43</meta:print-date>
    <meta:document-statistic meta:table-count="0" meta:image-count="1" meta:object-count="0" meta:page-count="1" meta:paragraph-count="48" meta:word-count="93" meta:character-count="1065"/>
  </office:meta>
</office:document-meta>
</file>